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5" style:family="paragraph" style:parent-style-name="Standard">
      <style:paragraph-properties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align="start" style:justify-single-word="false" fo:text-indent="0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7" style:family="paragraph" style:parent-style-name="Heading_20_1" style:list-style-name="WWNum2"/>
    <style:style style:name="P28" style:family="paragraph" style:parent-style-name="Heading_20_1" style:list-style-name="WWNum2">
      <style:paragraph-properties fo:break-before="auto" fo:break-after="auto"/>
    </style:style>
    <style:style style:name="P29" style:family="paragraph" style:parent-style-name="Heading_20_1" style:list-style-name="WWNum2" style:master-page-name="Converted1">
      <style:paragraph-properties style:page-number="auto" fo:break-before="auto" fo:break-after="auto"/>
    </style:style>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fo:font-weight="bold" style:font-size-asian="10pt" style:font-weight-asian="bold" style:font-size-complex="10pt"/>
    </style:style>
    <style:style style:name="T14" style:family="text">
      <style:text-properties fo:font-weight="bold" style:font-weight-asian="bold"/>
    </style:style>
    <style:style style:name="T15" style:family="text">
      <style:text-properties style:font-name="Pacifico" fo:font-size="10pt" fo:font-weight="bold" style:font-name-asian="Pacifico1" style:font-size-asian="10pt" style:font-weight-asian="bold" style:font-name-complex="Pacifico1" style:font-size-complex="10pt"/>
    </style:style>
    <style:style style:name="T16" style:family="text">
      <style:text-properties style:font-name="Arimo" fo:font-size="10pt" fo:font-weight="bold" style:font-name-asian="Arimo1" style:font-size-asian="10pt" style:font-weight-asian="bold" style:font-name-complex="Arim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1" style:family="text">
      <style:text-properties fo:color="#000000"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0086b3" style:font-name="Consolas" fo:background-color="#f8f8f8" loext:char-shading-value="0" style:font-name-asian="Consolas1" style:font-name-complex="Consolas1"/>
    </style:style>
    <style:style style:name="T25" style:family="text">
      <style:text-properties style:text-underline-style="solid" style:text-underline-width="auto" style:text-underline-color="font-color"/>
    </style:style>
    <style:style style:name="T26" style:family="text">
      <style:text-properties fo:color="#dd1144" style:font-name="Consolas" fo:background-color="#f8f8f8" loext:char-shading-value="0" style:font-name-asian="Consolas1" style:font-name-complex="Consolas1"/>
    </style:style>
    <style:style style:name="T27"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text:s/>Sistemes de Gestió Empresarial</text:span><text:span text:style-name="T2"><text:line-break/></text:span><text:span text:style-name="T3">UD4 Annex 1 - Lliurant pràctiques amb persistència en Odoo<text:line-break/></text:span><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4"/>
      <text:p text:style-name="P4"/>
      <text:p text:style-name="P4"/>
      <text:p text:style-name="P4"/>
      <text:p text:style-name="P4"/>
      <text:p text:style-name="P5"><text:span text:style-name="T5">Actualitzat Octubre 2024</text:span></text:p>
      <text:p text:style-name="P6"/>
      <text:p text:style-name="P6"/>
      <text:p text:style-name="P7"><text:span text:style-name="T10">Llicència</text:span></text:p>
      <text:p text:style-name="P9"/>
      <text:p text:style-name="P8"><text:span text:style-name="T11">Reconeixement - No comercial - CompartirIgual </text:span><text:span text:style-name="T12">(BY-NC-SA): No es permet un ús comercial de l'obra original ni de les possibles obres derivades, la distribució de les quals s'ha de fer amb una llicència igual a la que regula l'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10"/>
      <text:p text:style-name="P11"><text:span text:style-name="T7">Nomenclatura</text:span></text:p>
      <text:p text:style-name="P11"><text:span text:style-name="T8">Al llarg d'aquest tema s'utilitzaran diferents símbols per distingir elements importants dins de</text:span>l <text:span text:style-name="T8">contingut. Aquests símbols són:</text:span></text:p>
      <text:p text:style-name="P12"/>
      <text:p text:style-name="P13"><text:span text:style-name="T13">📖 </text:span><text:span text:style-name="T14">Important</text:span></text:p>
      <text:p text:style-name="P15"/>
      <text:p text:style-name="P13"><text:span text:style-name="T15">❕</text:span><text:span text:style-name="T16"> </text:span><text:span text:style-name="T14">Atenció</text:span></text:p>
      <text:p text:style-name="P15"/>
      <text:p text:style-name="P13"><text:span text:style-name="T13">💬</text:span><text:span text:style-name="T14"> Interessant</text:span></text:p>
      <text:p text:style-name="P16"><text:span text:style-name="T17">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eazq0v83jyhu" text:style-name="Index_20_Link" text:visited-style-name="Index_20_Link"><text:span text:style-name="T9">1. Introducció<text:tab/>3</text:span></text:a></text:p>
          <text:p text:style-name="P21"><text:a xlink:type="simple" xlink:href="#_hmqoloirrew" text:style-name="Index_20_Link" text:visited-style-name="Index_20_Link"><text:span text:style-name="T9">2. Forma de lliurament 01: incloent la base de dades en la imatge de Docker Hub<text:tab/>3</text:span></text:a></text:p>
          <text:p text:style-name="P21"><text:a xlink:type="simple" xlink:href="#_jfxwkf4qnz62" text:style-name="Index_20_Link" text:visited-style-name="Index_20_Link"><text:span text:style-name="T9">3. Forma de lliurament 02: fent còpia de la base de dades completa amb Odoo<text:tab/>4</text:span></text:a></text:p>
          <text:p text:style-name="P21"><text:a xlink:type="simple" xlink:href="#_czwfr9jo1f0r" text:style-name="Index_20_Link" text:visited-style-name="Index_20_Link"><text:span text:style-name="T9">4. Forma de lliurament 03: còpia manual de la base de dades completa<text:tab/>4</text:span></text:a></text:p>
          <text:p text:style-name="P21"><text:a xlink:type="simple" xlink:href="#_59pyh33ga905" text:style-name="Index_20_Link" text:visited-style-name="Index_20_Link"><text:span text:style-name="T9">5. Quan treballem amb mòduls ¿Haurem d’incloure’ls a la imatge de Docker Hub?<text:tab/>4</text:span></text:a></text:p>
          <text:p text:style-name="P21"><text:a xlink:type="simple" xlink:href="#_mh0sb6oag3eq" text:style-name="Index_20_Link" text:visited-style-name="Index_20_Link"><text:span text:style-name="T9">6. Autors (en ordre alfabètic)<text:tab/>4</text:span></text:a></text:p>
        </text:index-body>
      </text:table-of-content>
      <text:list xml:id="list543344858" text:style-name="WWNum2">
        <text:list-item>
          <text:p text:style-name="P29"><text:bookmark text:name="_eazq0v83jyhu"/>Introducció</text:p>
        </text:list-item>
      </text:list>
      <text:p text:style-name="P15">En aquest annex a donar alguns consells per tal de facilitar el lliurament de pràctiques que requerisca persistència de la base de dades. En aquest context partim de la base que esteu utilitzant els fitxers de “Docker Compose” que s’han proporcionat al nostre mòdul per posar Odoo en funcionament (tant en versió producció com en versió desenvolupament).</text:p>
      <text:list xml:id="list23611480575941" text:continue-numbering="true" text:style-name="WWNum2">
        <text:list-item>
          <text:p text:style-name="P27"><text:bookmark text:name="_hmqoloirrew"/>Forma de lliurament 01: incloent la base de dades en la imatge de Docker Hub</text:p>
        </text:list-item>
      </text:list>
      <text:p text:style-name="P24">Si tenim la base de dades compartida en un “volum” o “binding mount”, hem de saber que si pugem la imatge a Docker Hub, eixa informació no es copiara.</text:p>
      <text:p text:style-name="P24"/>
      <text:p text:style-name="P24">Si voleu incloure-la a la imatge de Docker Hub, una forma de fer-ho és com explica en la següent web: <text:a xlink:type="simple" xlink:href="https://dzone.com/articles/docker-backup-your-data-volumes-to-docker-hub" text:style-name="ListLabel_20_10" text:visited-style-name="ListLabel_20_10"><text:span text:style-name="T22">https://dzone.com/articles/docker-backup-your-data-volumes-to-docker-hub</text:span></text:a></text:p>
      <text:p text:style-name="P24"/>
      <text:p text:style-name="P24">En resum, se suggereix això:</text:p>
      <text:p text:style-name="P24"/>
      <text:p text:style-name="P24"><text:span text:style-name="T14">Primer pas:</text:span></text:p>
      <text:p text:style-name="P24">Fes a una còpia de seguretat dels “volums” o “binding mounts” en la teua màquina.</text:p>
      <text:p text:style-name="P24">Exemple per fer una còpia d’un “volum”:</text:p>
      <table:table table:name="Table1" table:style-name="Table1">
        <table:table-column table:style-name="Table1.A"/>
        <table:table-row table:style-name="Table1.1">
          <table:table-cell table:style-name="Table1.A1" office:value-type="string">
            <text:p text:style-name="P20"><text:span text:style-name="T23">docker run --rm --volumes-from data-container-backup --name tmp-backup -v $(</text:span><text:span text:style-name="T24">pwd</text:span><text:span text:style-name="T23">):/backup ubuntu tar cvf /backup/backup.tar /folderToBackup</text:span></text:p>
          </table:table-cell>
        </table:table-row>
      </table:table>
      <text:p text:style-name="P24">Si és un “binding mount”, simplement hauràs de fer un “backup” de la carpeta local que tens muntada a la màquina amfitrió:</text:p>
      <table:table table:name="Table2" table:style-name="Table2">
        <table:table-column table:style-name="Table2.A"/>
        <table:table-row table:style-name="Table2.1">
          <table:table-cell table:style-name="Table2.A1" office:value-type="string">
            <text:p text:style-name="P20"><text:span text:style-name="T23">tar cvf /backup/backup.tar /folderToBackup</text:span></text:p>
          </table:table-cell>
        </table:table-row>
      </table:table>
      <text:p text:style-name="P1"><text:span text:style-name="T25">Això has de fer-ho amb els “volums”/”binding mount” de cada contenidor (Odoo i base de dades).</text:span></text:p>
      <text:p text:style-name="P2"/>
      <text:p text:style-name="P1"><text:span text:style-name="T14">Segon pas:</text:span></text:p>
      <text:p text:style-name="P24">Has d’expandir el/els teus fitxers “.tar” dins d’un nou contenidor que no tinga eixos elements compartits com a volum o “binding mount”, d’una forma similar a:</text:p>
      <table:table table:name="Table3" table:style-name="Table3">
        <table:table-column table:style-name="Table3.A"/>
        <table:table-row table:style-name="Table3.1">
          <table:table-cell table:style-name="Table3.A1" office:value-type="string">
            <text:p text:style-name="P20"><text:span text:style-name="T23">docker run -d -v $(</text:span><text:span text:style-name="T24">pwd</text:span><text:span text:style-name="T23">):/backup --name data-backup ubuntu /bin/sh -c </text:span><text:span text:style-name="T26">"cd / &amp;&amp; tar xvf /backup/backup.tar"</text:span></text:p>
          </table:table-cell>
        </table:table-row>
      </table:table>
      <text:p text:style-name="P1"><text:span text:style-name="T25">Això has de fer-ho amb els “volums”/”binding mount” de cada contenidor (Odoo i base de dades).</text:span></text:p>
      <text:p text:style-name="P2"/>
      <text:p text:style-name="P1"><text:span text:style-name="T14">Tercer pas:</text:span></text:p>
      <text:p text:style-name="P24">Simplement, puja al repositori Docker Hub els nous contenidors generats.</text:p>
      <text:p text:style-name="P24"/>
      <text:p text:style-name="P24"/>
      <text:p text:style-name="P24"/>
      <text:list xml:id="list23612537520168" text:continue-numbering="true" text:style-name="WWNum2">
        <text:list-item>
          <text:p text:style-name="P27"><text:bookmark text:name="_jfxwkf4qnz62"/>Forma de lliurament 02: fent còpia de la base de dades completa amb Odoo</text:p>
        </text:list-item>
      </text:list>
      <text:p text:style-name="Standard">Per fer una còpia de seguretat de la base de dades de PostgreSQL mitjançant la interfície d’Odoo accedint a <text:a xlink:type="simple" xlink:href="http://localhost:8069/web/database/manager" text:style-name="ListLabel_20_10" text:visited-style-name="ListLabel_20_10"><text:span text:style-name="T22">http://localhost:8069/web/database/manager</text:span></text:a> (canviant "localhost:8069" per la direcció de la teua host d’Odoo). </text:p>
      <text:p text:style-name="Standard"/>
      <text:p text:style-name="Standard">En aquesta interfície, podràs tant fer còpia de seguretat de la base de dades com restaurar-la. Per a l'accés a aquesta eina, se't demanarà el "password mestre" de la instal·lació d’Odoo.</text:p>
      <text:p text:style-name="Standard"/>
      <text:p text:style-name="P14"><text:span text:style-name="T15">❕</text:span><text:span text:style-name="T16"> </text:span><text:span text:style-name="T14">Atenció: </text:span>si has perdut el “password mestre”, aquesta web pot indicar-te com restaurar-lo <text:a xlink:type="simple" xlink:href="https://www.soladrive.com/support/knowledgebase/4831/How-to-Reset-or-Change-Your-Odoo-Master-Password.html" text:style-name="ListLabel_20_10" text:visited-style-name="ListLabel_20_10"><text:span text:style-name="T22">https://www.soladrive.com/support/knowledgebase/4831/How-to-Reset-or-Change-Your-Odoo-Master-Password.html</text:span></text:a> des de consola. Si estàs amb el “Docker Compose” del material, pots accedir a la consola de la web mitjançant “<text:span text:style-name="T27">docker-compose exec web bash</text:span>”<text:span text:style-name="T14"> </text:span></text:p>
      <text:p text:style-name="Standard"/>
      <text:p text:style-name="Standard">Una vegada amb tot llest, hauràs de fer la còpia completa (“.zip”, incloent-hi “Firestore”) i lliurar-la amb un nom descriptiu al repositori de GitHub, perquè el professor puga restaurar-la i corregir la teua pràctica.</text:p>
      <text:p text:style-name="P24"/>
      <text:list xml:id="list23612149249089" text:continue-numbering="true" text:style-name="WWNum2">
        <text:list-item>
          <text:p text:style-name="P27"><text:bookmark text:name="_czwfr9jo1f0r"/>Forma de lliurament 03: còpia manual de la base de dades completa</text:p>
        </text:list-item>
      </text:list>
      <text:p text:style-name="Standard">Segueix les instruccions de la unitat, fes una còpia manual del compartit en els contenidors d’Odoo i comprimeix cada “volum”/”binding mount” en un “.zip” i lliura’ls al repositori de GitHub perquè el professor puga reproduir la pràctica. Aquest mètode és vàlid, però és més senzill fer el mètode proposat a la “Forma de lliurament 02”.</text:p>
      <text:p text:style-name="P24"/>
      <text:list xml:id="list23611158588107" text:continue-numbering="true" text:style-name="WWNum2">
        <text:list-item>
          <text:p text:style-name="P27"><text:bookmark text:name="_59pyh33ga905"/>Quan treballem amb mòduls ¿Haurem d’incloure’ls a la imatge de Docker Hub?</text:p>
        </text:list-item>
      </text:list>
      <text:p text:style-name="Standard">No. Quan arribem al desenvolupament de mòduls, com estem desenvolupant software, els mòduls seran lliurats amb el codi font al repositori de GitHub.</text:p>
      <text:p text:style-name="P24"/>
      <text:list xml:id="list23611762690843" text:continue-numbering="true" text:style-name="WWNum2">
        <text:list-item>
          <text:p text:style-name="P28"><text:bookmark text:name="_mh0sb6oag3eq"/>Autors (en ordre alfabètic)</text:p>
        </text:list-item>
      </text:list>
      <text:p text:style-name="P15">A continuació oferim en ordre alfabètic el llistat d'autors que han fet aportacions a aquest document.</text:p>
      <text:list xml:id="list912933310" text:style-name="WWNum1">
        <text:list-item>
          <text:p text:style-name="P25">José Castillo Aliaga</text:p>
        </text:list-item>
        <text:list-item>
          <text:p text:style-name="P26">Sergi García Barea</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4. </text:span><text:span text:style-name="MT2">Implantació d'un ERP </text:span><text:span text:style-name="MT1">en l'empresa</text:span></text:p>
      </style:header>
      <style:footer>
        <text:p text:style-name="MP2"><text:span text:style-name="MT2">CFGS. Desenvolupament d'Aplicacions </text:span><text:span text:style-name="MT1">Multiplataforma</text:span><text:span text:style-name="MT2"><text:tab/><text:tab/></text:span><text:span text:style-name="MT1">UD04 - Pàgina</text:span><text:span text:style-name="MT2"> 4.</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2" meta:paragraph-count="50" meta:word-count="741" meta:character-count="4662" meta:non-whitespace-character-count="3976"/>
    <meta:generator>LibreOfficeDev/6.0.5.2$Linux_X86_64 LibreOffice_project/</meta:generator>
  </office:meta>
</office:document-meta>
</file>